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479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data5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092483937154" calcext:value-type="float">
            <text:p>2.809</text:p>
          </table:table-cell>
          <table:table-cell office:value-type="float" office:value="2.80804822720339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2970097914826" calcext:value-type="float">
            <text:p>2.830</text:p>
          </table:table-cell>
          <table:table-cell office:value-type="float" office:value="3.12095484703535" calcext:value-type="float">
            <text:p>3.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1418052951494" calcext:value-type="float">
            <text:p>0.881</text:p>
          </table:table-cell>
          <table:table-cell office:value-type="float" office:value="2.84715582432987" calcext:value-type="float">
            <text:p>2.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8883662969346" calcext:value-type="float">
            <text:p>4.489</text:p>
          </table:table-cell>
          <table:table-cell office:value-type="float" office:value="3.6800580997761" calcext:value-type="float">
            <text:p>3.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0744027194438" calcext:value-type="float">
            <text:p>4.307</text:p>
          </table:table-cell>
          <table:table-cell office:value-type="float" office:value="4.15855808125849" calcext:value-type="float">
            <text:p>4.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7588845085069" calcext:value-type="float">
            <text:p>1.376</text:p>
          </table:table-cell>
          <table:table-cell office:value-type="float" office:value="0.957562277569605" calcext:value-type="float">
            <text:p>0.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0173946477912" calcext:value-type="float">
            <text:p>4.702</text:p>
          </table:table-cell>
          <table:table-cell office:value-type="float" office:value="1.54830654304338" calcext:value-type="float">
            <text:p>1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5663211077135" calcext:value-type="float">
            <text:p>0.456</text:p>
          </table:table-cell>
          <table:table-cell office:value-type="float" office:value="3.32860632973876" calcext:value-type="float">
            <text:p>3.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2652951091924" calcext:value-type="float">
            <text:p>2.127</text:p>
          </table:table-cell>
          <table:table-cell office:value-type="float" office:value="0.828546378189818" calcext:value-type="float">
            <text:p>0.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1388607156445" calcext:value-type="float">
            <text:p>2.814</text:p>
          </table:table-cell>
          <table:table-cell office:value-type="float" office:value="3.90626225706971" calcext:value-type="float">
            <text:p>3.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1078259097419" calcext:value-type="float">
            <text:p>4.711</text:p>
          </table:table-cell>
          <table:table-cell office:value-type="float" office:value="0.556113713644513" calcext:value-type="float">
            <text:p>0.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0492643885764" calcext:value-type="float">
            <text:p>1.705</text:p>
          </table:table-cell>
          <table:table-cell office:value-type="float" office:value="4.91804548372001" calcext:value-type="float">
            <text:p>4.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3670521409216" calcext:value-type="float">
            <text:p>1.737</text:p>
          </table:table-cell>
          <table:table-cell office:value-type="float" office:value="4.67825209332281" calcext:value-type="float">
            <text:p>4.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7620134702247" calcext:value-type="float">
            <text:p>3.076</text:p>
          </table:table-cell>
          <table:table-cell office:value-type="float" office:value="2.42901355304382" calcext:value-type="float">
            <text:p>2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86134100526187" calcext:value-type="float">
            <text:p>0.386</text:p>
          </table:table-cell>
          <table:table-cell office:value-type="float" office:value="3.86697613607759" calcext:value-type="float">
            <text:p>3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24713633926" calcext:value-type="float">
            <text:p>1.332</text:p>
          </table:table-cell>
          <table:table-cell office:value-type="float" office:value="0.377061135766295" calcext:value-type="float">
            <text:p>0.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8868193539137" calcext:value-type="float">
            <text:p>4.489</text:p>
          </table:table-cell>
          <table:table-cell office:value-type="float" office:value="1.51208062466996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93281094276225" calcext:value-type="float">
            <text:p>0.393</text:p>
          </table:table-cell>
          <table:table-cell office:value-type="float" office:value="0.840118584265015" calcext:value-type="float">
            <text:p>0.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9412043653069" calcext:value-type="float">
            <text:p>1.294</text:p>
          </table:table-cell>
          <table:table-cell office:value-type="float" office:value="4.31252377159255" calcext:value-type="float">
            <text:p>4.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1808756812377" calcext:value-type="float">
            <text:p>4.418</text:p>
          </table:table-cell>
          <table:table-cell office:value-type="float" office:value="3.69031494746595" calcext:value-type="float">
            <text:p>3.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50341034215735" calcext:value-type="float">
            <text:p>4.503</text:p>
          </table:table-cell>
          <table:table-cell office:value-type="float" office:value="2.15689034793704" calcext:value-type="float">
            <text:p>2.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92615719593932" calcext:value-type="float">
            <text:p>3.926</text:p>
          </table:table-cell>
          <table:table-cell office:value-type="float" office:value="3.30676561084369" calcext:value-type="float">
            <text:p>3.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359450947276" calcext:value-type="float">
            <text:p>3.536</text:p>
          </table:table-cell>
          <table:table-cell office:value-type="float" office:value="2.51586335535843" calcext:value-type="float">
            <text:p>2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2210153811663" calcext:value-type="float">
            <text:p>1.422</text:p>
          </table:table-cell>
          <table:table-cell office:value-type="float" office:value="2.81649841142201" calcext:value-type="float">
            <text:p>2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84992880821485" calcext:value-type="float">
            <text:p>0.285</text:p>
          </table:table-cell>
          <table:table-cell office:value-type="float" office:value="0.883113293452513" calcext:value-type="float">
            <text:p>0.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5296195525669" calcext:value-type="float">
            <text:p>1.053</text:p>
          </table:table-cell>
          <table:table-cell office:value-type="float" office:value="2.41213252440253" calcext:value-type="float">
            <text:p>2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8985008980236" calcext:value-type="float">
            <text:p>0.419</text:p>
          </table:table-cell>
          <table:table-cell office:value-type="float" office:value="0.895738041956741" calcext:value-type="float">
            <text:p>0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2690411527038" calcext:value-type="float">
            <text:p>4.269</text:p>
          </table:table-cell>
          <table:table-cell office:value-type="float" office:value="2.6552755749149" calcext:value-type="float">
            <text:p>2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62321161529913" calcext:value-type="float">
            <text:p>1.623</text:p>
          </table:table-cell>
          <table:table-cell office:value-type="float" office:value="0.641365860035142" calcext:value-type="float">
            <text:p>0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3821899728229" calcext:value-type="float">
            <text:p>2.938</text:p>
          </table:table-cell>
          <table:table-cell office:value-type="float" office:value="1.31620786000223" calcext:value-type="float">
            <text:p>1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4465143484104" calcext:value-type="float">
            <text:p>1.045</text:p>
          </table:table-cell>
          <table:table-cell office:value-type="float" office:value="0.316255070931739" calcext:value-type="float">
            <text:p>0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7227974694463" calcext:value-type="float">
            <text:p>2.872</text:p>
          </table:table-cell>
          <table:table-cell office:value-type="float" office:value="3.2232713432922" calcext:value-type="float">
            <text:p>3.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0207445812011" calcext:value-type="float">
            <text:p>3.602</text:p>
          </table:table-cell>
          <table:table-cell office:value-type="float" office:value="0.837208107144394" calcext:value-type="float">
            <text:p>0.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26381642513269" calcext:value-type="float">
            <text:p>4.264</text:p>
          </table:table-cell>
          <table:table-cell office:value-type="float" office:value="1.79948534064511" calcext:value-type="float">
            <text:p>1.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5422238010416" calcext:value-type="float">
            <text:p>1.754</text:p>
          </table:table-cell>
          <table:table-cell office:value-type="float" office:value="3.22983828942201" calcext:value-type="float">
            <text:p>3.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56556611194" calcext:value-type="float">
            <text:p>1.104</text:p>
          </table:table-cell>
          <table:table-cell office:value-type="float" office:value="3.44926108717916" calcext:value-type="float">
            <text:p>3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80784766347645" calcext:value-type="float">
            <text:p>0.781</text:p>
          </table:table-cell>
          <table:table-cell office:value-type="float" office:value="4.61670482086651" calcext:value-type="float">
            <text:p>4.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25056888440467" calcext:value-type="float">
            <text:p>4.251</text:p>
          </table:table-cell>
          <table:table-cell office:value-type="float" office:value="1.72468798578679" calcext:value-type="float">
            <text:p>1.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62405201074378" calcext:value-type="float">
            <text:p>1.624</text:p>
          </table:table-cell>
          <table:table-cell office:value-type="float" office:value="3.41106305807627" calcext:value-type="float">
            <text:p>3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6134178549095" calcext:value-type="float">
            <text:p>2.461</text:p>
          </table:table-cell>
          <table:table-cell office:value-type="float" office:value="2.24871871184047" calcext:value-type="float">
            <text:p>2.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3542645723962" calcext:value-type="float">
            <text:p>0.864</text:p>
          </table:table-cell>
          <table:table-cell office:value-type="float" office:value="3.88544633628739" calcext:value-type="float">
            <text:p>3.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34927319581438" calcext:value-type="float">
            <text:p>2.349</text:p>
          </table:table-cell>
          <table:table-cell office:value-type="float" office:value="1.70167850446483" calcext:value-type="float">
            <text:p>1.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5156426740277" calcext:value-type="float">
            <text:p>4.452</text:p>
          </table:table-cell>
          <table:table-cell office:value-type="float" office:value="3.62902780682736" calcext:value-type="float">
            <text:p>3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417654901518" calcext:value-type="float">
            <text:p>1.942</text:p>
          </table:table-cell>
          <table:table-cell office:value-type="float" office:value="4.78787842849949" calcext:value-type="float">
            <text:p>4.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4245824508059" calcext:value-type="float">
            <text:p>3.425</text:p>
          </table:table-cell>
          <table:table-cell office:value-type="float" office:value="1.53368555280775" calcext:value-type="float">
            <text:p>1.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2301662580561" calcext:value-type="float">
            <text:p>3.230</text:p>
          </table:table-cell>
          <table:table-cell office:value-type="float" office:value="1.99071204172754" calcext:value-type="float">
            <text:p>1.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23436232589285" calcext:value-type="float">
            <text:p>0.923</text:p>
          </table:table-cell>
          <table:table-cell office:value-type="float" office:value="3.85591950595701" calcext:value-type="float">
            <text:p>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6632993016398" calcext:value-type="float">
            <text:p>1.866</text:p>
          </table:table-cell>
          <table:table-cell office:value-type="float" office:value="3.09746719968084" calcext:value-type="float">
            <text:p>3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4852924630851" calcext:value-type="float">
            <text:p>0.505</text:p>
          </table:table-cell>
          <table:table-cell office:value-type="float" office:value="1.59024692703042" calcext:value-type="float">
            <text:p>1.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4968835356895" calcext:value-type="float">
            <text:p>1.950</text:p>
          </table:table-cell>
          <table:table-cell office:value-type="float" office:value="1.9291870676493" calcext:value-type="float">
            <text:p>1.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07377328906035" calcext:value-type="float">
            <text:p>0.907</text:p>
          </table:table-cell>
          <table:table-cell office:value-type="float" office:value="3.85942981496995" calcext:value-type="float">
            <text:p>3.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9996844039087" calcext:value-type="float">
            <text:p>0.670</text:p>
          </table:table-cell>
          <table:table-cell office:value-type="float" office:value="1.44626350816438" calcext:value-type="float">
            <text:p>1.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14674785569027" calcext:value-type="float">
            <text:p>2.147</text:p>
          </table:table-cell>
          <table:table-cell office:value-type="float" office:value="4.27786279944098" calcext:value-type="float">
            <text:p>4.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2346186306119" calcext:value-type="float">
            <text:p>1.423</text:p>
          </table:table-cell>
          <table:table-cell office:value-type="float" office:value="0.417051408938073" calcext:value-type="float">
            <text:p>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05891171386194" calcext:value-type="float">
            <text:p>2.059</text:p>
          </table:table-cell>
          <table:table-cell office:value-type="float" office:value="0.276677349317664" calcext:value-type="float">
            <text:p>0.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90374633236714" calcext:value-type="float">
            <text:p>4.904</text:p>
          </table:table-cell>
          <table:table-cell office:value-type="float" office:value="3.13463953337526" calcext:value-type="float">
            <text:p>3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18329097628938" calcext:value-type="float">
            <text:p>1.183</text:p>
          </table:table-cell>
          <table:table-cell office:value-type="float" office:value="4.1925954844678" calcext:value-type="float">
            <text:p>4.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84387366640615" calcext:value-type="float">
            <text:p>0.584</text:p>
          </table:table-cell>
          <table:table-cell office:value-type="float" office:value="2.24601932418022" calcext:value-type="float">
            <text:p>2.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1845684242219" calcext:value-type="float">
            <text:p>2.185</text:p>
          </table:table-cell>
          <table:table-cell office:value-type="float" office:value="4.51729182166187" calcext:value-type="float">
            <text:p>4.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5448056947629" calcext:value-type="float">
            <text:p>0.955</text:p>
          </table:table-cell>
          <table:table-cell office:value-type="float" office:value="1.61824190051042" calcext:value-type="float">
            <text:p>1.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84818383688705" calcext:value-type="float">
            <text:p>2.848</text:p>
          </table:table-cell>
          <table:table-cell office:value-type="float" office:value="1.0799988782678" calcext:value-type="float">
            <text:p>1.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85476791971147" calcext:value-type="float">
            <text:p>2.855</text:p>
          </table:table-cell>
          <table:table-cell office:value-type="float" office:value="1.30775561689996" calcext:value-type="float">
            <text:p>1.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05288764127281" calcext:value-type="float">
            <text:p>4.053</text:p>
          </table:table-cell>
          <table:table-cell office:value-type="float" office:value="4.09331836619174" calcext:value-type="float">
            <text:p>4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4296255123216" calcext:value-type="float">
            <text:p>4.243</text:p>
          </table:table-cell>
          <table:table-cell office:value-type="float" office:value="0.121968719525438" calcext:value-type="float">
            <text:p>0.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2312093928788" calcext:value-type="float">
            <text:p>1.023</text:p>
          </table:table-cell>
          <table:table-cell office:value-type="float" office:value="3.93067782755952" calcext:value-type="float">
            <text:p>3.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11363518739408" calcext:value-type="float">
            <text:p>0.811</text:p>
          </table:table-cell>
          <table:table-cell office:value-type="float" office:value="2.96618332077777" calcext:value-type="float">
            <text:p>2.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59464677314482" calcext:value-type="float">
            <text:p>2.595</text:p>
          </table:table-cell>
          <table:table-cell office:value-type="float" office:value="1.2235958282809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88337749771413" calcext:value-type="float">
            <text:p>4.883</text:p>
          </table:table-cell>
          <table:table-cell office:value-type="float" office:value="0.154396924442195" calcext:value-type="float">
            <text:p>0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18877926140576" calcext:value-type="float">
            <text:p>4.189</text:p>
          </table:table-cell>
          <table:table-cell office:value-type="float" office:value="0.367900466713046" calcext:value-type="float">
            <text:p>0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17228509218163" calcext:value-type="float">
            <text:p>4.172</text:p>
          </table:table-cell>
          <table:table-cell office:value-type="float" office:value="4.12907150999887" calcext:value-type="float">
            <text:p>4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83714986336187" calcext:value-type="float">
            <text:p>0.684</text:p>
          </table:table-cell>
          <table:table-cell office:value-type="float" office:value="3.81026684371082" calcext:value-type="float">
            <text:p>3.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22851131260016" calcext:value-type="float">
            <text:p>0.092</text:p>
          </table:table-cell>
          <table:table-cell office:value-type="float" office:value="0.582819157470241" calcext:value-type="float">
            <text:p>0.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588917593291" calcext:value-type="float">
            <text:p>0.396</text:p>
          </table:table-cell>
          <table:table-cell office:value-type="float" office:value="4.54992009003758" calcext:value-type="float">
            <text:p>4.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48463282565157" calcext:value-type="float">
            <text:p>4.485</text:p>
          </table:table-cell>
          <table:table-cell office:value-type="float" office:value="0.804058614235893" calcext:value-type="float">
            <text:p>0.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39941409949764" calcext:value-type="float">
            <text:p>0.940</text:p>
          </table:table-cell>
          <table:table-cell office:value-type="float" office:value="0.13507546414973" calcext:value-type="float">
            <text:p>0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8170076950011" calcext:value-type="float">
            <text:p>4.817</text:p>
          </table:table-cell>
          <table:table-cell office:value-type="float" office:value="0.179043277079723" calcext:value-type="float">
            <text:p>0.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82279080364256" calcext:value-type="float">
            <text:p>1.823</text:p>
          </table:table-cell>
          <table:table-cell office:value-type="float" office:value="3.05966254878747" calcext:value-type="float">
            <text:p>3.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14178506462414" calcext:value-type="float">
            <text:p>1.142</text:p>
          </table:table-cell>
          <table:table-cell office:value-type="float" office:value="4.17426864805364" calcext:value-type="float">
            <text:p>4.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24548255279866" calcext:value-type="float">
            <text:p>2.245</text:p>
          </table:table-cell>
          <table:table-cell office:value-type="float" office:value="4.87310907278047" calcext:value-type="float">
            <text:p>4.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35767713518426" calcext:value-type="float">
            <text:p>3.358</text:p>
          </table:table-cell>
          <table:table-cell office:value-type="float" office:value="2.79611354825437" calcext:value-type="float">
            <text:p>2.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35884703557406" calcext:value-type="float">
            <text:p>0.736</text:p>
          </table:table-cell>
          <table:table-cell office:value-type="float" office:value="4.50443577708011" calcext:value-type="float">
            <text:p>4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60924495068395" calcext:value-type="float">
            <text:p>4.609</text:p>
          </table:table-cell>
          <table:table-cell office:value-type="float" office:value="2.47867532445829" calcext:value-type="float">
            <text:p>2.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5976354810191" calcext:value-type="float">
            <text:p>0.916</text:p>
          </table:table-cell>
          <table:table-cell office:value-type="float" office:value="0.271639191926026" calcext:value-type="float">
            <text:p>0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80074746043072" calcext:value-type="float">
            <text:p>0.980</text:p>
          </table:table-cell>
          <table:table-cell office:value-type="float" office:value="0.586107376373198" calcext:value-type="float">
            <text:p>0.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193812759882" calcext:value-type="float">
            <text:p>4.919</text:p>
          </table:table-cell>
          <table:table-cell office:value-type="float" office:value="4.79831762251116" calcext:value-type="float">
            <text:p>4.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87949656265" calcext:value-type="float">
            <text:p>3.988</text:p>
          </table:table-cell>
          <table:table-cell office:value-type="float" office:value="2.23237127611425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71796897167936" calcext:value-type="float">
            <text:p>2.718</text:p>
          </table:table-cell>
          <table:table-cell office:value-type="float" office:value="2.59172019899264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74137018699574" calcext:value-type="float">
            <text:p>0.774</text:p>
          </table:table-cell>
          <table:table-cell office:value-type="float" office:value="1.91916593514441" calcext:value-type="float">
            <text:p>1.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89075543374158" calcext:value-type="float">
            <text:p>1.891</text:p>
          </table:table-cell>
          <table:table-cell office:value-type="float" office:value="1.34987795236119" calcext:value-type="float">
            <text:p>1.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29395037971267" calcext:value-type="float">
            <text:p>2.294</text:p>
          </table:table-cell>
          <table:table-cell office:value-type="float" office:value="3.57189858329691" calcext:value-type="float">
            <text:p>3.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17400003782025" calcext:value-type="float">
            <text:p>3.174</text:p>
          </table:table-cell>
          <table:table-cell office:value-type="float" office:value="0.16019939774021" calcext:value-type="float">
            <text:p>0.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26203526090901" calcext:value-type="float">
            <text:p>2.262</text:p>
          </table:table-cell>
          <table:table-cell office:value-type="float" office:value="1.91391348136262" calcext:value-type="float">
            <text:p>1.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46831400949259" calcext:value-type="float">
            <text:p>2.468</text:p>
          </table:table-cell>
          <table:table-cell office:value-type="float" office:value="0.627891769972627" calcext:value-type="float">
            <text:p>0.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08336658725916" calcext:value-type="float">
            <text:p>4.083</text:p>
          </table:table-cell>
          <table:table-cell office:value-type="float" office:value="0.760795932206379" calcext:value-type="float">
            <text:p>0.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4675209678468" calcext:value-type="float">
            <text:p>4.847</text:p>
          </table:table-cell>
          <table:table-cell office:value-type="float" office:value="0.629796380865128" calcext:value-type="float">
            <text:p>0.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50973275950158" calcext:value-type="float">
            <text:p>4.510</text:p>
          </table:table-cell>
          <table:table-cell office:value-type="float" office:value="4.73942165800328" calcext:value-type="float">
            <text:p>4.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07280480216998" calcext:value-type="float">
            <text:p>0.507</text:p>
          </table:table-cell>
          <table:table-cell office:value-type="float" office:value="4.82769882790343" calcext:value-type="float">
            <text:p>4.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30152404210051" calcext:value-type="float">
            <text:p>1.302</text:p>
          </table:table-cell>
          <table:table-cell office:value-type="float" office:value="0.140519981067928" calcext:value-type="float">
            <text:p>0.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4367288717587" calcext:value-type="float">
            <text:p>1.544</text:p>
          </table:table-cell>
          <table:table-cell office:value-type="float" office:value="1.29490792487313" calcext:value-type="float">
            <text:p>1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4592856985381" calcext:value-type="float">
            <text:p>2.746</text:p>
          </table:table-cell>
          <table:table-cell office:value-type="float" office:value="3.09887644689899" calcext:value-type="float">
            <text:p>3.0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19:43:59.255799529</dc:date>
    <meta:editing-duration>PT1M51S</meta:editing-duration>
    <meta:editing-cycles>1</meta:editing-cycles>
    <meta:document-statistic meta:table-count="1" meta:cell-count="400" meta:object-count="0"/>
    <meta:generator>LibreOffice/7.3.7.2$Linux_X86_64 LibreOffice_project/30$Build-2</meta:generator>
  </office:meta>
</office:document-meta>
</file>